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svg:stroke-color="#6666ff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18pt" style:font-size-complex="18pt"/>
    </style:style>
    <style:style style:name="P4" style:family="paragraph">
      <loext:graphic-properties draw:fill="none" draw:fill-color="#ffffff"/>
      <style:text-properties fo:font-size="24pt" style:font-size-asian="18pt" style:font-size-complex="18pt"/>
    </style:style>
    <style:style style:name="P5" style:family="paragraph">
      <loext:graphic-properties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903cm" svg:y1="10.216cm" svg:x2="24.51cm" svg:y2="10.399cm">
          <text:p/>
        </draw:line>
        <draw:line draw:style-name="gr1" draw:text-style-name="P1" draw:layer="layout" svg:x1="13.302cm" svg:y1="18.557cm" svg:x2="13.339cm" svg:y2="2.388cm">
          <text:p/>
        </draw:line>
        <draw:line draw:style-name="gr2" draw:text-style-name="P2" draw:layer="layout" svg:x1="13.339cm" svg:y1="10.326cm" svg:x2="20.615cm" svg:y2="5.953cm">
          <text:p/>
        </draw:line>
        <draw:line draw:style-name="gr2" draw:text-style-name="P2" draw:layer="layout" svg:x1="20.541cm" svg:y1="10.289cm" svg:x2="20.615cm" svg:y2="5.954cm">
          <text:p/>
        </draw:line>
        <draw:frame draw:style-name="gr3" draw:text-style-name="P4" draw:layer="layout" svg:width="0.972cm" svg:height="1.195cm" svg:x="14.767cm" svg:y="9.26cm">
          <draw:text-box>
            <text:p text:style-name="P3"><text:span text:style-name="T1">θ</text:span></text:p>
          </draw:text-box>
        </draw:frame>
        <draw:frame draw:style-name="gr3" draw:text-style-name="P4" draw:layer="layout" svg:width="0.925cm" svg:height="1.195cm" svg:x="20.576cm" svg:y="7.647cm">
          <draw:text-box>
            <text:p><text:span text:style-name="T2">y</text:span></text:p>
          </draw:text-box>
        </draw:frame>
        <draw:frame draw:style-name="gr3" draw:text-style-name="P4" draw:layer="layout" svg:width="0.786cm" svg:height="1.195cm" svg:x="16.375cm" svg:y="7.156cm">
          <draw:text-box>
            <text:p><text:span text:style-name="T2">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2:47:58.911086838</meta:creation-date>
    <dc:date>2018-01-21T12:52:41.113708601</dc:date>
    <meta:editing-duration>PT4M43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